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ialize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eTest.test_mapping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rializeTest.test_mapping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erializeTest.test_mapping_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erializeTest.test_mapping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